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Inconsolata Plus 0" svg:font-family="'Inconsolata Plus 0'"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text-properties fo:font-weight="bold" style:font-weight-asian="bold" style:font-weight-complex="bold"/>
    </style:style>
    <style:style style:name="P3" style:family="paragraph" style:parent-style-name="Standard" style:list-style-name="L2">
      <style:text-properties fo:font-weight="bold" style:font-weight-asian="bold" style:font-weight-complex="bold"/>
    </style:style>
    <style:style style:name="P4" style:family="paragraph" style:parent-style-name="Standard" style:list-style-name="L15">
      <style:text-properties fo:font-weight="bold" style:font-weight-asian="bold" style:font-weight-complex="bold"/>
    </style:style>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text-properties style:font-name="Inconsolata Plus 0"/>
    </style:style>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10"/>
    <style:style style:name="P13" style:family="paragraph" style:parent-style-name="Standard" style:list-style-name="L12"/>
    <style:style style:name="P14" style:family="paragraph" style:parent-style-name="Standard" style:list-style-name="L13"/>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Standard">
      <style:paragraph-properties fo:text-align="center" style:justify-single-word="false"/>
      <style:text-properties fo:font-size="14pt" style:font-size-asian="14pt" style:font-size-complex="14pt"/>
    </style:style>
    <style:style style:name="P18"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9" style:family="paragraph" style:parent-style-name="Standard" style:list-style-name="L14"/>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b 58%"/>
    </style:style>
    <style:style style:name="T2" style:family="text">
      <style:text-properties style:text-position="sub 58%" fo:font-style="italic" style:font-size-asian="10.5pt" style:font-style-asian="italic" style:font-style-complex="italic"/>
    </style:style>
    <style:style style:name="T3" style:family="text">
      <style:text-properties style:text-position="sub 58%" fo:font-style="italic" style:font-style-asian="italic" style:font-style-complex="italic"/>
    </style:style>
    <style:style style:name="T4" style:family="text">
      <style:text-properties style:text-position="sub 58%" style:font-name="Inconsolata Plus 0"/>
    </style:style>
    <style:style style:name="T5" style:family="text">
      <style:text-properties style:text-position="sub 58%" style:font-name="Inconsolata Plus 0"/>
    </style:style>
    <style:style style:name="T6" style:family="text">
      <style:text-properties fo:font-style="italic" style:font-style-asian="italic"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style:font-name="Inconsolata Plus 0"/>
    </style:style>
    <style:style style:name="T10" style:family="text">
      <style:text-properties style:font-weight-asian="bold"/>
    </style:style>
    <style:style style:name="T11" style:family="text">
      <style:text-properties style:font-weight-complex="bold"/>
    </style:style>
    <style:style style:name="T12" style:family="text">
      <style:text-properties style:font-name="Inconsolata Plus 0"/>
    </style:style>
    <style:style style:name="T13" style:family="text">
      <style:text-properties style:use-window-font-color="true" style:text-outline="false" style:text-line-through-style="none" style:text-position="0% 100%" style:font-name="Ubuntu"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Verification of Security Protocols</text:p>
      <text:p text:style-name="P15"/>
      <text:p text:style-name="P15">COMP 525: Formal verification</text:p>
      <text:p text:style-name="P15"/>
      <text:p text:style-name="P16">Etienne Perot</text:p>
      <text:p text:style-name="P17">April 23, 2012</text:p>
      <text:p text:style-name="Standard"/>
      <text:p text:style-name="Standard"/>
      <text:p text:style-name="Standard"/>
      <text:list xml:id="list841813549" text:style-name="L1">
        <text:list-item>
          <text:p text:style-name="P2">Introduction</text:p>
        </text:list-item>
      </text:list>
      <text:p text:style-name="Standard"/>
      <text:p text:style-name="Standard"><text:tab/>Security protocols are meant to ensure private and secure communication between two parties who can be assured that they are talking to each other; the entire purpose of the security protocol is to assure both parties about those guarantees. As such, if any of those guarantees turns out not to be fulfilled by the protocol, due to a flaw in the protocol's design or in the cryptographic primitives and operations that the protocol uses, that protocol is worthless. Thus, it is critical to thoroughly model-check security protocols in order to be able to call them security protocols in the first place.</text:p>
      <text:p text:style-name="Standard"><text:tab/>The Needham-Schroeder public-key protocol is a good example of a security protocol on which model-checking reveals a flaw in the authentication guarantee that the protocol aims to provide. The flaw was found by Gavin Lowe and made a clear case for the importance of model-checking security protocols.</text:p>
      <text:p text:style-name="Standard"><text:tab/>In addition to the symbolic approach used in Lowe's paper, the (more complex) computational approach can also be used to model-check security protocols, with different assumptions and a stronger guarantee that the protocol is indeed safe.</text:p>
      <text:p text:style-name="Standard"/>
      <text:list xml:id="list1212486656" text:continue-numbering="true" text:style-name="L1">
        <text:list-item>
          <text:p text:style-name="P2">Summary of the papers</text:p>
        </text:list-item>
      </text:list>
      <text:p text:style-name="Standard"/>
      <text:list xml:id="list2117800850" text:style-name="L2">
        <text:list-item>
          <text:list>
            <text:list-item>
              <text:p text:style-name="P3">“Breaking and Fixing the Needham-Schroeder public-key protocol using FDR” by Gavin Lowe<office:annotation><dc:creator>Unknown Author</dc:creator><dc:date>2012-04-21T23:45:33</dc:date><text:p text:style-name="P20"><text:span text:style-name="T13">Reference</text:span></text:p></office:annotation></text:p>
            </text:list-item>
          </text:list>
        </text:list-item>
      </text:list>
      <text:p text:style-name="Standard"/>
      <text:p text:style-name="Standard"><text:tab/>The paper presents the Needham-Schroeder public-key protocol, introduced in 1978 by Roger Needham and Michael Schroeder. Then, it models the protocol in CSP (Communicating Sequential Processes, a formal language to express interaction between multiple processes in concurrent systems), models the capabilities of a potential intruder on the network that could interfere with the protocol, models the specifications to check for authentication in both directions, and explains the trace revealed by FDR that shows that the authentication guarantee of the protocol doesn't hold. Finally, a fix to the protocol is proposed.</text:p>
      <text:p text:style-name="Standard"/>
      <text:p text:style-name="Standard"><text:tab/>The Needham-Schroeder protocol works using asymmetric encryption only. It uses the following cryptography primitives (terms):</text:p>
      <text:list xml:id="list746571780" text:style-name="L3">
        <text:list-item>
          <text:p text:style-name="P5">Identities (<text:span text:style-name="T6">I</text:span>) represent agents on the network.</text:p>
        </text:list-item>
        <text:list-item>
          <text:p text:style-name="P5">Nonces (<text:span text:style-name="T6">N</text:span><text:span text:style-name="T2">I</text:span>, where <text:span text:style-name="T6">I</text:span> is an identity) are random numbers taken from a sufficiently large range of numbers such that the probability of two agents coming up with the same nonce is practically impossible. The nonces are generated using true randomness, using sources of entropy available only to the agent generating the nonce, such that it is practically impossible for an agent to deterministically obtain the same nonce as another.</text:p>
        </text:list-item>
        <text:list-item>
          <text:p text:style-name="P5">Asymmetric keys (tuple (<text:span text:style-name="T6">I</text:span><text:span text:style-name="T3">pub</text:span>, <text:span text:style-name="T6">I</text:span><text:span text:style-name="T3">priv</text:span>), where <text:span text:style-name="T6">I</text:span> is an identity). Each agent has one. They are defined <text:soft-page-break/>by the possible operations described below.</text:p>
        </text:list-item>
      </text:list>
      <text:p text:style-name="Standard"/>
      <text:p text:style-name="Standard"><text:tab/>These primitives have the following operations defined on them:</text:p>
      <text:list xml:id="list1995271546" text:style-name="L4">
        <text:list-item>
          <text:p text:style-name="P6">Concatenation (t<text:span text:style-name="T1">1</text:span>.t<text:span text:style-name="T1">2</text:span>) with terms t<text:span text:style-name="T1">1</text:span> and t<text:span text:style-name="T1">2</text:span>: Two terms can be concatenated into a single term.</text:p>
        </text:list-item>
        <text:list-item>
          <text:p text:style-name="P6">Encryption: enc(t, I<text:span text:style-name="T1">pub</text:span>) with term t, and I<text:span text:style-name="T1">pub</text:span> being the public key of agent I: Encrypts term t with the key I<text:span text:style-name="T1">pub</text:span>.</text:p>
        </text:list-item>
        <text:list-item>
          <text:p text:style-name="P6">Decryption: dec(t, I<text:span text:style-name="T1">priv</text:span>) with term t, and I<text:span text:style-name="T1">priv</text:span> being the private key of agent I: Decrypts term t with the key I<text:span text:style-name="T1">priv</text:span>. This operation is only defined when t is a term resulting from the encryption of another term t' using key I<text:span text:style-name="T1">pub</text:span>. The function then returns t'. We assert that this is the only possible method of obtaining the term t' out of enc(t', I<text:span text:style-name="T1">pub</text:span>).</text:p>
        </text:list-item>
      </text:list>
      <text:p text:style-name="Standard"/>
      <text:p text:style-name="Standard"><text:tab/>With these terms and operations defined, the paper describes a subset of the protocol: the actual authentication messages between protocol initiator A and responder B, with generated nonces N<text:span text:style-name="T1">A</text:span> and N<text:span text:style-name="T1">B</text:span> respectively.</text:p>
      <text:p text:style-name="Standard"/>
      <text:list xml:id="list371178683" text:style-name="L5">
        <text:list-item>
          <text:p text:style-name="P7">Message 1: A → B :<text:tab/>A.B.enc(N<text:span text:style-name="T1">A</text:span>.A,<text:tab/>B<text:span text:style-name="T1">pub</text:span>)</text:p>
        </text:list-item>
        <text:list-item>
          <text:p text:style-name="P7">Message 2: B → A :<text:tab/>B.A.enc(N<text:span text:style-name="T1">A</text:span>.N<text:span text:style-name="T1">B</text:span>,<text:tab/>A<text:span text:style-name="T1">pub</text:span>)</text:p>
        </text:list-item>
        <text:list-item>
          <text:p text:style-name="P7">Message 3: A → B :<text:tab/>A.B.enc(N<text:span text:style-name="T1">B</text:span>,<text:tab/>B<text:span text:style-name="T1">pub</text:span>)</text:p>
        </text:list-item>
      </text:list>
      <text:p text:style-name="Standard"/>
      <text:p text:style-name="Standard"><text:tab/>An initiator A who wishes to establish a session with responder B generates a nonce N<text:span text:style-name="T1">A</text:span>. It encrypts that nonce and its identity A in a message addressed to B and encrypted with B's public key. B, having the private key B<text:span text:style-name="T1">priv</text:span>, can decrypt that message and now knows the nonce N<text:span text:style-name="T1">A</text:span> and the fact that A is trying to talk to it. It responds by generating a nonce of its own N<text:span text:style-name="T1">B</text:span>, and sends it along with N<text:span text:style-name="T1">A</text:span> to A in a message encrypted with A's public key A<text:span text:style-name="T1">pub</text:span>. A can decrypt this using its private key A<text:span text:style-name="T1">priv</text:span>, and will observe that the nonce received matches the original N<text:span text:style-name="T1">A</text:span> it had sent in the first message. Now A should be assured that it is talking to B, since only B could have decrypted the message that A had sent which contained N<text:span text:style-name="T1">A</text:span>. Then, A encrypts B's nonce N<text:span text:style-name="T1">B</text:span> and sends it in a message encrypted with B's public key. B decrypts it and observes that the nonce matches the original N<text:span text:style-name="T1">B</text:span> it had sent in the second message. By the same logic, B should now be assured that it is talking to A, because only A could have decrypted the message that contained N<text:span text:style-name="T1">B</text:span>.</text:p>
      <text:p text:style-name="Standard"/>
      <text:p text:style-name="Standard"><text:tab/>The paper then models the protocol with CSP. Each of the three messages of the protocol is mapped to a CSP event, with appropriate variables in it to capture the information stored inside each message. Additionally, all agent state changes are modelled using CSP events; notably, the <text:span text:style-name="T6">Running</text:span> and <text:span text:style-name="T6">Commit</text:span> events are defined for both the initiator and responder, corresponding respectively to the fact that an agent either starts taking part in a run of the protocol with another agent (<text:span text:style-name="T6">Running</text:span>) or commits to a run of the protocol when it is done (<text:span text:style-name="T6">Commit</text:span>). The channels for communication (<text:span text:style-name="T6">comm</text:span>) and agent state changes (<text:span text:style-name="T6">user</text:span>, <text:span text:style-name="T6">session</text:span>) are also defined. Then, the paper describes the initiator process, using events from those three channels.</text:p>
      <text:p text:style-name="Standard"/>
      <text:p text:style-name="Standard"><text:tab/>To model the intruder, each capability of the Dolev-Yao<office:annotation><dc:creator>Unknown Author</dc:creator><dc:date>2012-04-21T23:45:03</dc:date><text:p text:style-name="P20"><text:span text:style-name="T13">Reference</text:span></text:p></office:annotation> adversary is modelled in the CSP system:</text:p>
      <text:list xml:id="list2075768126" text:style-name="L6">
        <text:list-item>
          <text:p text:style-name="P8"><text:span text:style-name="T8">The ability to receive all packets (overhear)</text:span><text:line-break/>This is modelled by defining four sets representing the intruder's knowledge: M<text:span text:style-name="T1">1</text:span>, M<text:span text:style-name="T1">2</text:span>, M<text:span text:style-name="T1">3</text:span>, and N. The first three sets contain copies of the encrypted part of messages of type 1, 2, or 3 (respectively) as defined in the protocol subset. The set N contains all the nonces that the intruder is able to know.<text:line-break/><text:soft-page-break/>The paper then describes how those four sets grow as each type of message is received; whenever a message is encrypted using the intruder's public key, the nonces in that message are added to the set N, as the intruder is able to decrypt the message. If the message is encrypted using another key, the encrypted part of the messages are saved in M<text:span text:style-name="T1">1</text:span>, M<text:span text:style-name="T1">2</text:span>, or M<text:span text:style-name="T1">3</text:span>.</text:p>
        </text:list-item>
        <text:list-item>
          <text:p text:style-name="P8"><text:span text:style-name="T8">The ability to block packets (intercept)</text:span><text:line-break/>This is modelled by adding a new channel to the system, called <text:span text:style-name="T6">intercept</text:span>. A renaming process is applied to the initiator process such that all events that the initiator may send on the <text:span text:style-name="T6">comm</text:span> channel can now be sent on either the <text:span text:style-name="T6">comm</text:span> or the <text:span text:style-name="T6">intercept</text:span> channel, non-deterministically. The same is applied to the responder. However, neither the initiator or the responder receive events from the <text:span text:style-name="T6">intercept</text:span> channel. This represents the fact that events sent on the <text:span text:style-name="T6">intercept</text:span> channel are not received by the initiator or the responder.</text:p>
        </text:list-item>
        <text:list-item>
          <text:p text:style-name="P8"><text:span text:style-name="T8">The ability to send new packets (synthesize)</text:span><text:line-break/>This is modelled by letting the intruder process send events on the <text:span text:style-name="T6">comm</text:span> channel such that the initiator or responder process would receive them. The intruder also has the ability to make a packet seem like it was sent from another agent than itself.<text:line-break/>The domain of messages that the intruder is able to synthesize is restricted in order to keep the state space to a reasonable size. We will allow the intruder to send a packet from any agent to any other agent that has either an encrypted part that was captured by the intruder in M<text:span text:style-name="T1">1</text:span>, M<text:span text:style-name="T1">2</text:span>, or M<text:span text:style-name="T1">3</text:span>, or any packet that can be constructed using nonces that the intruder has learned (nonces in N) and identities and keys of any agent on the network. This means that the intruder can encrypt terms it knows, and send packets containing this encrypted term.</text:p>
        </text:list-item>
      </text:list>
      <text:p text:style-name="Standard"/>
      <text:p text:style-name="Standard"><text:tab/>Once we have defined our system as the interleaving of all the above processes, we can model-check the protocol. The paper defines two specifications:</text:p>
      <text:list xml:id="list368926000" text:style-name="L7">
        <text:list-item>
          <text:p text:style-name="P9"><text:span text:style-name="T8">Authentication of the responder</text:span>: Can the initiator be assured that it really is talking to the responder?<text:line-break/>In our model, this corresponds to the fact the event “the initiator A commits to a session with the responder B” should only happen <text:span text:style-name="T8">after</text:span> the event “the responder B takes part of a run of the protocol with initiator A”, with matching A and B in the two events.</text:p>
        </text:list-item>
        <text:list-item>
          <text:p text:style-name="P9"><text:span text:style-name="T8">Authentication of the initiator</text:span>: Can the responder be assured that it really is talking to the initiator?<text:line-break/>By the same logic, this corresponds to the fact the event “the responder B commits to a session with the initiator A” should only happen <text:span text:style-name="T8">after</text:span> the event “the initiator A takes part of a run of the protocol with responder B”, with matching A and B in the two events.</text:p>
        </text:list-item>
      </text:list>
      <text:p text:style-name="Standard"/>
      <text:p text:style-name="Standard"><text:tab/>These two specifications match the guarantees that the Needham-Schroeder protocol aims to provide; since it is an authentication protocol, the above two specifications are the only aspects that are crucial to the protocol itself.</text:p>
      <text:p text:style-name="Standard"/>
      <text:p text:style-name="Standard"><text:tab/>With this system and these two specifications, the FDR (Failures-Divergences Refinement) tool is run and claims that the system matches the first specification (Authentication of the responder) but not the second (Authentication of the initiator). The refinement checker gives an event trace which corresponds to the following steps:</text:p>
      <text:list xml:id="list1625592147" text:style-name="L8">
        <text:list-item>
          <text:p text:style-name="P10">The user controlling agent A initiates a run of the protocol with responder I.</text:p>
        </text:list-item>
        <text:list-item>
          <text:p text:style-name="P10">A sends I a packet containing:<text:line-break/><text:span text:style-name="T9">Message 1: A → I : A.I.enc(N</text:span><text:span text:style-name="T4">A</text:span><text:span text:style-name="T9">.A, I</text:span><text:span text:style-name="T4">pub</text:span><text:span text:style-name="T9">)</text:span><text:line-break/>This causes I to add N<text:span text:style-name="T1">A</text:span> to its set of known nonces N.</text:p>
        </text:list-item>
        <text:list-item>
          <text:p text:style-name="P10">I, pretending to be A, sends a packet to B containing:<text:line-break/><text:soft-page-break/><text:span text:style-name="T9">Message 1: I → B : A.B.enc(N</text:span><text:span text:style-name="T4">A</text:span><text:span text:style-name="T9">.A, B</text:span><text:span text:style-name="T4">pub</text:span><text:span text:style-name="T9">)</text:span></text:p>
        </text:list-item>
        <text:list-item>
          <text:p text:style-name="P10">Due to the message B just received, B thinks it is taking part in a run of the protocol with initiator A.</text:p>
        </text:list-item>
        <text:list-item>
          <text:p text:style-name="P10">B tries to send A a packet containing:<text:line-break/><text:span text:style-name="T9">Message 2: B → A : B.A.enc(N</text:span><text:span text:style-name="T4">A</text:span><text:span text:style-name="T9">.N</text:span><text:span text:style-name="T4">B</text:span><text:span text:style-name="T9">, A</text:span><text:span text:style-name="T4">pub</text:span><text:span text:style-name="T9">)</text:span><text:line-break/>But I blocks the packet (<text:span text:style-name="T6">intercept</text:span>).<text:line-break/>I adds the encrypted part of the message (<text:span text:style-name="T9">enc(N</text:span><text:span text:style-name="T4">A</text:span><text:span text:style-name="T9">.N</text:span><text:span text:style-name="T4">B</text:span><text:span text:style-name="T9">, A</text:span><text:span text:style-name="T4">pub</text:span><text:span text:style-name="T9">)</text:span>) to M<text:span text:style-name="T1">1</text:span>.</text:p>
        </text:list-item>
        <text:list-item>
          <text:p text:style-name="P10">I sends a packet to A containing:<text:line-break/><text:span text:style-name="T9">Message 2: I → A : I.A.enc(N</text:span><text:span text:style-name="T4">A</text:span><text:span text:style-name="T9">.N</text:span><text:span text:style-name="T4">B</text:span><text:span text:style-name="T9">, A</text:span><text:span text:style-name="T4">pub</text:span><text:span text:style-name="T9">)</text:span><text:line-break/>I is incapable of constructing the encrypted part of this message because it doesn't know N<text:span text:style-name="T1">B</text:span>.<text:line-break/>However, it knows enc(N<text:span text:style-name="T1">A</text:span>.N<text:span text:style-name="T1">B</text:span>, A<text:span text:style-name="T1">pub</text:span>) from the message it intercepted.</text:p>
        </text:list-item>
        <text:list-item>
          <text:p text:style-name="P10">A commits to the protocol with responder I, because the nonce it received from I matches the one it sent.</text:p>
        </text:list-item>
        <text:list-item>
          <text:p text:style-name="P10">A sends a packet to I containing:<text:line-break/><text:span text:style-name="T9">Message 3: A → I : A.I.enc(N</text:span><text:span text:style-name="T4">B</text:span><text:span text:style-name="T9">, I</text:span><text:span text:style-name="T4">pub</text:span><text:span text:style-name="T9">)</text:span><text:line-break/>I is capable of decrypting this, and it adds N<text:span text:style-name="T1">B</text:span> to its set of known nonces N.</text:p>
        </text:list-item>
        <text:list-item>
          <text:p text:style-name="P10">I, pretending to be A, sends a packet to B containing:<text:line-break/><text:span text:style-name="T9">Message 3: I → B : A.B.enc(N</text:span><text:span text:style-name="T4">B</text:span><text:span text:style-name="T9">, B</text:span><text:span text:style-name="T4">pub</text:span><text:span text:style-name="T9">)</text:span></text:p>
        </text:list-item>
        <text:list-item>
          <text:p text:style-name="P10">B will observe that the nonces match and will commit to a protocol with initiator A.</text:p>
        </text:list-item>
      </text:list>
      <text:p text:style-name="Standard"/>
      <text:p text:style-name="Standard"><text:tab/>In this fashion, the intruder I is able to impersonate initiator A to the responder B, and can now send information that B will think is coming from A. The flaw in the protocol came from the fact that I could use A as an oracle to get N<text:span text:style-name="T1">B</text:span>. Thus, the paper proposes a simple fix to prevent A from being used as an oracle: adding the identity of the responder in the second message.<text:line-break/><text:tab/><text:span text:style-name="T9">Message 2: B → A :<text:tab/>B.A.enc(N</text:span><text:span text:style-name="T4">A</text:span><text:span text:style-name="T9">.N</text:span><text:span text:style-name="T4">B</text:span><text:span text:style-name="T9">, A</text:span><text:span text:style-name="T4">pub</text:span><text:span text:style-name="T9">)</text:span><text:line-break/>becomes<text:line-break/><text:tab/><text:span text:style-name="T9">Message 2: B → A :<text:tab/>B.A.enc(N</text:span><text:span text:style-name="T4">A</text:span><text:span text:style-name="T9">.N</text:span><text:span text:style-name="T4">B</text:span><text:span text:style-name="T9">.B, A</text:span><text:span text:style-name="T4">pub</text:span><text:span text:style-name="T9">)</text:span><text:line-break/></text:p>
      <text:p text:style-name="Standard"><text:tab/>Now, if I took the same attack strategy as above, then A would reject the message 2 that it gets from I, because the identity inside would not match I (it would contain B's identity). This fixed protocol is commonly referred to as the Needham-Schroeder-Lowe protocol.</text:p>
      <text:p text:style-name="Standard"/>
      <text:p text:style-name="Standard"><text:tab/>Lastly, the paper demonstrates that the fact that the fixed protocol is not vulnerable to attacks on a small-scale network of those 3 agents can be generalized to a network of arbitrary scale, by showing that an attack on this large-scale network would be detected in a small-scale one.</text:p>
      <text:p text:style-name="Standard"/>
      <text:list xml:id="list1618777992" text:continue-list="list2117800850" text:style-name="L2">
        <text:list-item>
          <text:list>
            <text:list-item>
              <text:p text:style-name="P3">“Verification of Security Protocols” by Véronique Cortier<office:annotation><dc:creator>Unknown Author</dc:creator><dc:date>2012-04-21T23:45:46</dc:date><text:p text:style-name="P20"><text:span text:style-name="T13">Reference</text:span></text:p></office:annotation></text:p>
            </text:list-item>
          </text:list>
        </text:list-item>
      </text:list>
      <text:p text:style-name="Standard"/>
      <text:p text:style-name="Standard"><text:tab/>The paper presents two contrasting approaches to model-checking security protocols: the symbolic approach, which is the one used by Lowe to model-check the Needham-Schroeder protocol, and the computational approach, which provides stronger security guarantees. Then, it attempts to synthesize the two into a combined approach that benefits from the advantages of both.</text:p>
      <text:p text:style-name="Standard"/>
      <text:p text:style-name="Standard"><text:tab/>First, we define similar primitives and operations on terms. Some new operations are added:</text:p>
      <text:list xml:id="list2031722747" text:style-name="L9">
        <text:list-item>
          <text:p text:style-name="P11">Symmetric encryption: enc(t, k) and dec(t, k) respectively encrypt and decrypt a term t with the symmetric key k. A symmetric key can both encrypt and decrypt messages.</text:p>
        </text:list-item>
        <text:list-item>
          <text:p text:style-name="P11"><text:soft-page-break/>Signature: sign(t, K<text:span text:style-name="T1">priv</text:span>) returns a signed version of the term t with private key K<text:span text:style-name="T1">priv</text:span>, that can be verified for authenticity by anyone with the public key K<text:span text:style-name="T1">pub</text:span>.</text:p>
        </text:list-item>
      </text:list>
      <text:p text:style-name="Standard"/>
      <text:p text:style-name="Standard"><text:tab/>The paper then describes a deduction system out of those operations; it shows what information (as terms) an intruder can deduce from some given information (also as terms). For example, if the intruder is given the term enc(x, y) and the key y, then the intruder can deduce x. This approach reduces the problem of verifying deducibility of a term, given a set of known terms, to a proof search.</text:p>
      <text:p text:style-name="Standard"/>
      <text:p text:style-name="Standard"><text:tab/>Another symbolic approach is described; using a constraint system to determine whether an attack is possible or not. In this method, a constraint system is formed such that any solution to the constraint system corresponds to an attack on the property of the protocol that we want to check, such as the confidentiality of certain information like a nonce in the Needham-Schroeder protocol. This approach only works given a bounded number of sessions.</text:p>
      <text:p text:style-name="Standard"/>
      <text:p text:style-name="Standard"><text:tab/>The last symbolic approach described uses satisfiability to verify properties. We define some sets of clauses:</text:p>
      <text:list xml:id="list1895042444" text:style-name="L10">
        <text:list-item>
          <text:p text:style-name="P12">C<text:span text:style-name="T1">I0</text:span>: A set of clauses representing what the intruder knows initially</text:p>
        </text:list-item>
        <text:list-item>
          <text:p text:style-name="P12">C<text:span text:style-name="T1">NS</text:span>: A set of clauses expressing what information is contained in each message (thus information that can be intercepted by the intruder) in different configurations of the protocol:</text:p>
          <text:list>
            <text:list-item>
              <text:p text:style-name="P12">A talking to B, and symmetrically</text:p>
            </text:list-item>
            <text:list-item>
              <text:p text:style-name="P12">A talking to I, and I (pretending to be A) talking to B</text:p>
            </text:list-item>
            <text:list-item>
              <text:p text:style-name="P12">A talking to B, and I (pretending to be A) talking to B</text:p>
            </text:list-item>
            <text:list-item>
              <text:p text:style-name="P12">etc.</text:p>
            </text:list-item>
          </text:list>
        </text:list-item>
        <text:list-item>
          <text:p text:style-name="P12">C<text:span text:style-name="T1">I</text:span>: A set of clauses representing what information can be deducted from other information, much like the deduction system of the first approach.</text:p>
        </text:list-item>
      </text:list>
      <text:p text:style-name="Standard"/>
      <text:p text:style-name="Standard"><text:tab/>By taking the union of those sets of clauses, we can build clauses representing all the possibilities of an intruder on the protocol. Then, to verify certain properties, we can add a clause to this big set, such as {¬(intruder can deduce N<text:span text:style-name="T1">B</text:span>)}; with the resulting set of clauses, checking for satisfiability is now analogous to finding whether the intruder can deduce N<text:span text:style-name="T1">B</text:span> or not.</text:p>
      <text:p text:style-name="Standard"/>
      <text:p text:style-name="Standard"><text:tab/>The paper also presents a computational approach to verifying security protocols. In the computational approach, rather than relying on abstract primitives and operations and assuming that the guarantees behind those primitives and operations work is true, we work at the bit-string level with a real implementation of the protocol. We introduce a parameter η called the security parameter. It will be used to determine the strength of the cryptographic primitives such as nonces (larger η means larger domain of nonces) and keys (larger η means longer keys). The intruder is not modelled as a particular process or by a certain set of capabilities; instead, it is modelled by a probabilistic Turing machine running in polynomial time with respect to η.</text:p>
      <text:p text:style-name="Standard"/>
      <text:p text:style-name="Standard"><text:tab/>In order to verify properties under this model, we check whether there exists an intruder modelled this way such that, given the possibility of interacting with runs of the protocols, it has a non-negligible probability of being able to accomplish what we don't want it to be able to accomplish, such as learning a nonce. This provides a much stronger security guarantee than the symbolic approach, because this works with an existing implementation of cryptographic primitives and allows the intruder to be any possible (polynomial-time) algorithm; it doesn't make any assumptions about how strong the cryptographic primitives are. The drawback to this approach is the extreme complexity of the approach itself; as such, it is generally only usable for simple protocols.</text:p>
      <text:p text:style-name="Standard"><text:soft-page-break/></text:p>
      <text:p text:style-name="Standard"><text:tab/>Finally, the paper presents some recent research efforts aiming to combine the two approaches by showing an equivalence from one model to the other; this way, an attack on the computational model correspond to an attack on the protocol as expressed in the symbolic model, or an attack on the primitives and operations which the symbolic model takes for granted. However, current results need assumptions on such primitives in order to work in the first place.</text:p>
      <text:p text:style-name="Standard"/>
      <text:list xml:id="list1825642172" text:style-name="L12">
        <text:list-item>
          <text:p text:style-name="P13"><text:span text:style-name="T8">Analysis</text:span></text:p>
        </text:list-item>
      </text:list>
      <text:p text:style-name="Standard"/>
      <text:p text:style-name="Standard"><text:tab/>Gavin Lowe's paper marked the importance of thoroughly model-checking security protocols. The Needham-Schroeder public-key protocol was thought to be safe for the 17 years following its publication. The attack and the reasoning are all described using the symbolic approach and were obtained as a trace in a CSP system. To obtain this trace, only a subset of the protocol was modelled: The communication between the two agents. While this subset is sufficient in order to find this particular attack, it doesn't model the entire Needham-Schroeder public-key protocol; it is missing the key-exchange phase which uses a common, trusted key server S. This simplification of the protocol would be of no importance if we assume that the agents' keys never change; however, this is not true in practice. Indeed, keys may sometimes be accidentally leaked or otherwise revealed to a potential intruder. In these cases, the key-exchange part of the Needham-Schroeder is vulnerable to a replay attack (acknowledged in the paper) that couldn't be detected if we omitted this part out of the protocol.</text:p>
      <text:p text:style-name="Standard"/>
      <text:p text:style-name="Standard"><text:tab/>The attack goes like this, where A and C are initiators, B is a responder, I is an intruder, and S is the key server:</text:p>
      <text:list xml:id="list1047219084" text:style-name="L13">
        <text:list-item>
          <text:p text:style-name="P14"><text:span text:style-name="T9">A → S :<text:tab/>A, B</text:span><text:line-break/>A wishes to talk to B, and requests B's key from the key server S.</text:p>
        </text:list-item>
        <text:list-item>
          <text:p text:style-name="P14"><text:span text:style-name="T9">S → A :<text:tab/>sign(B</text:span><text:span text:style-name="T4">pub</text:span><text:span text:style-name="T9">.B, S</text:span><text:span text:style-name="T4">priv</text:span><text:span text:style-name="T9">)</text:span><text:line-break/>The key server responds by signing B's public key and B's identity and sending the signed message back to A.<text:line-break/>This message is saved by I.</text:p>
        </text:list-item>
        <text:list-item>
          <text:p text:style-name="P14">A potentially long period of time goes by, during which B's private key gets leaked and is now in possession of I. B generates a new key and sends it to the key server, but other agents do not know about it yet.</text:p>
        </text:list-item>
        <text:list-item>
          <text:p text:style-name="P14"><text:span text:style-name="T9">C → S :<text:tab/>C, B</text:span><text:line-break/>C wishes to talk to B, and requests B's key from the key server S.<text:line-break/>The intruder I blocks this message from reaching the key server.</text:p>
        </text:list-item>
        <text:list-item>
          <text:p text:style-name="P14"><text:span text:style-name="T9">I → C :<text:tab/>sign(B</text:span><text:span text:style-name="T4">pub</text:span><text:span text:style-name="T9">.B, S</text:span><text:span text:style-name="T4">priv</text:span><text:span text:style-name="T9">)</text:span><text:line-break/>The intruder replays the packet it had captured in step 2, sending it to C but pretending to be S.<text:line-break/>C now believes that B<text:span text:style-name="T1">pub</text:span> is B's public key, but this is false.<text:line-break/>From now on, any message that C sends to B will be encrypted using B's compromised key. All of those messages can therefore be blocked and decrypted by I, who can now fully impersonate B.</text:p>
        </text:list-item>
      </text:list>
      <text:p text:style-name="Standard"/>
      <text:p text:style-name="Standard"><text:tab/>This attack<office:annotation><dc:creator>Unknown Author</dc:creator><dc:date>2012-04-22T01:54:03</dc:date><text:p text:style-name="P20"><text:span text:style-name="T13">Reference</text:span></text:p></office:annotation> affects both the symmetric and the asymmetric variants of the Needham-Schroeder protocol, as the key-exchange part of both variants is similar. The attack can be fixed by introducing a nonce exchange with the key server in order to guarantee freshness of the key returned by the key server.</text:p>
      <text:p text:style-name="Standard"/>
      <text:p text:style-name="Standard"><text:soft-page-break/><text:tab/>This shows how thorough one has to be in order to comprehensively express a protocol for model-checking. Indeed, finding this attack using Gavin Lowe's CSP method would not be a simple matter of expanding the set of events to include the key server messages; we would also have to express the fact that keys can be compromised, and express how agents (processes) react to this event, what the intruder learns from it and how can it interfere with it, etc.. This opens a rather large new set of problems: How do we safely generate a new key and get the key server to accept it to replace the old one? How do we prevent illegitimate users from doing the same and replacing the key with their own? How do agents know that they should ask the key server for B's public key again? What if the key is leaked in the middle of a run of the protocol? These problems are not addressed by the Needham-Schroeder protocol, nor are they what the Needham-Schroeder protocol is intended to provide, but the protocol inherently relies on the key-exchange being safe and reliable. Therefore, these are additional safety assumptions that we need to make in order to model-check the Needham-Schroeder protocol itself. This is a problem of the symbolic approach; we have to make a lot of safety assumptions, and it can sometimes be quite hard to list all the assumptions we did make because we may not even realize we are making them.</text:p>
      <text:p text:style-name="Standard"/>
      <text:p text:style-name="Standard"><text:tab/>Another type of assumptions made while using symbolic approach is the set of capabilities of the intruder. The most common model is the Dolev-Yao intruder, who can be thought of as a messenger between two parties: It can read the contents of every message it carries, it can tamper with them, and it can send new (fake) messages on behalf of either party. But we cannot be certain that these are the only possible types of attack. The intruder could be in possession of a very powerful computing machine capable of breaking the encryption used in the protocol's messages, or, on a protocol where nonces are generated pseudo-randomly, the intruder could have the ability to know an agent's random seed and thus obtain the same pseudo-random nonce.</text:p>
      <text:p text:style-name="Standard"/>
      <text:p text:style-name="Standard"><text:tab/>The computational approach solves part of this problem. Instead of making safety assumptions, the intruder is modelled by a Turing machine that runs in polynomial time with respect to the cryptographic scheme's security parameter; thus, instead of making an assumption on what the intruder is able to do, we make an assumption on computational power and the existence (or lack, rather) of algorithms that can break the cryptographic primitives or operations in polynomial time. This is a stronger guarantee than in the symbolic approach, as it doesn't make any assumptions about how the intruder breaks a protocol. If the approach turns out to be wrong, and the intruder indeed does have a polynomial-time way to break the protocol, then this solution can usually be mapped back onto the model and reduced either to a flaw in the protocol itself, either to a polynomial-time solution to breaking one of the cryptographic primitives or operations that we assumed to be safe in the symbolic approach; this is usually a more significant discovery than a mere flaw in a protocol would be.</text:p>
      <text:p text:style-name="Standard"/>
      <text:p text:style-name="Standard"><text:tab/>A model-check on the Needham-Schroeder-Lowe protocol using the computational approach was made<office:annotation><dc:creator>Unknown Author</dc:creator><dc:date>2012-04-21T23:45:19</dc:date><text:p text:style-name="P20"><text:span text:style-name="T13">Reference</text:span></text:p></office:annotation>; on top of proving computationally that the (fixed) protocol is secure, we can also determine how strong the encryption scheme needs to be.</text:p>
      <text:p text:style-name="Standard"/>
      <text:p text:style-name="Standard"><text:tab/>The computational approach doesn't come without its own problems, however. The process is much more involved, computationally expensive, and thus only usable for small protocols such as the Needham-Schroeder protocol.</text:p>
      <text:p text:style-name="Standard"/>
      <text:list xml:id="list218718838" text:style-name="L15">
        <text:list-item>
          <text:p text:style-name="P4">Conclusion</text:p>
        </text:list-item>
      </text:list>
      <text:p text:style-name="Standard"/>
      <text:p text:style-name="Standard">todo</text:p>
      <text:p text:style-name="Standard"/>
      <text:p text:style-name="P1"><text:soft-page-break/>References</text:p>
      <text:p text:style-name="Standard"/>
      <text:list xml:id="list1530406765" text:style-name="L14">
        <text:list-item>
          <text:p text:style-name="P19">Bogdan Warinschi, 2003, <text:span text:style-name="T6">A Computational Analysis of the Needham-Schroeder(-Lowe) Protocol</text:span>, Department of Computer Science and Engineering, University of California, San Diego</text:p>
        </text:list-item>
        <text:list-item>
          <text:p text:style-name="P19">Dorothy E. Denning and Giovanni Maria Sacco, 1981, <text:span text:style-name="T6">Timestamps in key distribution protocols</text:span>, Communications of the ACM, Volume 24 Issue 8 Pages 533-536</text:p>
        </text:list-item>
        <text:list-item>
          <text:p text:style-name="P19">Danny Dolev and Andrew C. Yao, 1983, <text:span text:style-name="T6">On the security of public key protocols, IEEE transactions on Information Theory</text:span>, Volume IT-29 pages 198-208</text:p>
        </text:list-item>
        <text:list-item>
          <text:p text:style-name="P19">Gavin Lowe, 1996, <text:span text:style-name="T6">Breaking and Fixing the Needham-Schroeder Public-Key Protocol Using FDR</text:span>, Oxford University Computing Laboratory, Oxford</text:p>
        </text:list-item>
        <text:list-item>
          <text:p text:style-name="P19">Véronique Cortier, 2009, <text:span text:style-name="T6">Verification of Security Protocols</text:span>, LORIA – CNRS, Nanc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Inconsolata Plus 0" svg:font-family="'Inconsolata Plus 0'"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9T16:55:33</meta:creation-date>
    <dc:date>2012-04-22T02:54:10</dc:date>
    <meta:editing-duration>P1DT10H56M31S</meta:editing-duration>
    <meta:editing-cycles>143</meta:editing-cycles>
    <meta:generator>LibreOffice/3.4$Unix LibreOffice_project/340m1$Build-502</meta:generator>
    <meta:document-statistic meta:table-count="0" meta:image-count="0" meta:object-count="0" meta:page-count="8" meta:paragraph-count="88" meta:word-count="3968" meta:character-count="23117" meta:non-whitespace-character-count="19256"/>
  </office:meta>
</office:document-meta>
</file>